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3" calcext:value-type="float">
            <text:p>1943</text:p>
          </table:table-cell>
          <table:table-cell table:formula="of:=[.BU29]-[.BU55]-[.BU81]"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5" calcext:value-type="float">
            <text:p>25</text:p>
          </table:table-cell>
          <table:table-cell table:formula="of:=[.BU41]-[.BU67]-[.BU9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8" calcext:value-type="float">
            <text:p>2098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3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8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3:04:09.697945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3T23:10:42.171171588</dc:date>
    <meta:editing-duration>PT4H46M6S</meta:editing-duration>
    <meta:editing-cycles>46</meta:editing-cycles>
    <meta:document-statistic meta:table-count="1" meta:cell-count="11461" meta:object-count="0"/>
  </office:meta>
</office:document-meta>
</file>